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paragraph-properties fo:break-before="page"/>
    </style:style>
    <style:style style:name="P67" style:family="paragraph" style:parent-style-name="Text_20_body">
      <style:paragraph-properties fo:line-height="100%" fo:break-before="page"/>
      <style:text-properties fo:language="en" fo:country="US"/>
    </style:style>
    <style:style style:name="P68" style:family="paragraph" style:parent-style-name="Subtitle">
      <style:text-properties fo:language="en" fo:country="US"/>
    </style:style>
    <style:style style:name="P69" style:family="paragraph" style:parent-style-name="Title">
      <style:text-properties fo:language="en" fo:country="US"/>
    </style:style>
    <style:style style:name="P70" style:family="paragraph" style:parent-style-name="Preformatted_20_Text">
      <style:paragraph-properties fo:margin-top="0cm" fo:margin-bottom="0.499cm" loext:contextual-spacing="false"/>
    </style:style>
    <style:style style:name="P71"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72"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73"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74" style:family="paragraph" style:parent-style-name="Preformatted_20_Text">
      <style:text-properties fo:font-size="9.5pt" officeooo:paragraph-rsid="0029119c" style:font-size-asian="9.5pt" style:font-size-complex="9.5pt"/>
    </style:style>
    <style:style style:name="P75" style:family="paragraph" style:parent-style-name="Heading_20_1"/>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Standard" style:list-style-name="L17">
      <style:text-properties officeooo:paragraph-rsid="0014ce66"/>
    </style:style>
    <style:style style:name="P78" style:family="paragraph" style:parent-style-name="Standard" style:master-page-name="Cover">
      <style:paragraph-properties style:page-number="auto"/>
      <style:text-properties fo:language="en" fo:country="US" officeooo:rsid="0003ce01" officeooo:paragraph-rsid="0003ce01"/>
    </style:style>
    <style:style style:name="P79" style:family="paragraph" style:parent-style-name="Standard" style:master-page-name="Next_20_Devs">
      <style:paragraph-properties style:page-number="auto"/>
      <style:text-properties officeooo:paragraph-rsid="0016ad5b"/>
    </style:style>
    <style:style style:name="P80" style:family="paragraph" style:parent-style-name="Standard" style:master-page-name="Next_20_DevSecOps">
      <style:paragraph-properties style:page-number="auto"/>
      <style:text-properties officeooo:paragraph-rsid="0016ad5b"/>
    </style:style>
    <style:style style:name="P81" style:family="paragraph" style:parent-style-name="Standard" style:master-page-name="About_20_Data">
      <style:paragraph-properties style:page-number="auto"/>
      <style:text-properties officeooo:paragraph-rsid="0016ad5b"/>
    </style:style>
    <style:style style:name="P82" style:family="paragraph" style:parent-style-name="Heading_20_2">
      <style:text-properties fo:language="en" fo:country="US"/>
    </style:style>
    <style:style style:name="P83" style:family="paragraph" style:parent-style-name="Heading_20_2" style:list-style-name=""/>
    <style:style style:name="P84" style:family="paragraph" style:parent-style-name="Heading_20_2">
      <style:text-properties officeooo:paragraph-rsid="0013f945"/>
    </style:style>
    <style:style style:name="P85" style:family="paragraph" style:parent-style-name="Heading_20_2">
      <style:text-properties officeooo:paragraph-rsid="0014ce66"/>
    </style:style>
    <style:style style:name="P86" style:family="paragraph" style:parent-style-name="Heading_20_2">
      <style:text-properties officeooo:paragraph-rsid="0015bc9f"/>
    </style:style>
    <style:style style:name="P87" style:family="paragraph" style:parent-style-name="Heading_20_2">
      <style:text-properties officeooo:paragraph-rsid="0016496e"/>
    </style:style>
    <style:style style:name="P88" style:family="paragraph" style:parent-style-name="Heading_20_2">
      <style:text-properties officeooo:paragraph-rsid="0016ad5b"/>
    </style:style>
    <style:style style:name="P89" style:family="paragraph" style:parent-style-name="Heading_20_2">
      <style:paragraph-properties fo:break-before="column"/>
      <style:text-properties fo:language="en" fo:country="US"/>
    </style:style>
    <style:style style:name="P90" style:family="paragraph" style:parent-style-name="Heading_20_2">
      <style:paragraph-properties fo:break-before="page"/>
    </style:style>
    <style:style style:name="P91" style:family="paragraph" style:parent-style-name="Heading_20_2">
      <style:paragraph-properties fo:break-before="page"/>
      <style:text-properties officeooo:paragraph-rsid="0014ce66"/>
    </style:style>
    <style:style style:name="P92" style:family="paragraph" style:parent-style-name="Heading_20_2">
      <style:paragraph-properties fo:break-before="page"/>
      <style:text-properties officeooo:paragraph-rsid="0016ad5b"/>
    </style:style>
    <style:style style:name="P93" style:family="paragraph" style:parent-style-name="Heading_20_2" style:master-page-name="Acknowledgments">
      <style:paragraph-properties style:page-number="auto"/>
      <style:text-properties officeooo:paragraph-rsid="0016ad5b"/>
    </style:style>
    <style:style style:name="P94" style:family="paragraph" style:parent-style-name="Heading_20_3">
      <style:text-properties officeooo:paragraph-rsid="002e2f26"/>
    </style:style>
    <style:style style:name="P95" style:family="paragraph" style:parent-style-name="Heading_20_3">
      <style:text-properties officeooo:paragraph-rsid="0015bc9f"/>
    </style:style>
    <style:style style:name="P96" style:family="paragraph" style:parent-style-name="Heading_20_3" style:list-style-name=""/>
    <style:style style:name="P97" style:family="paragraph" style:parent-style-name="Heading_20_3">
      <style:text-properties officeooo:paragraph-rsid="0016496e"/>
    </style:style>
    <style:style style:name="P98" style:family="paragraph" style:parent-style-name="Heading_20_3">
      <style:text-properties officeooo:paragraph-rsid="0029119c"/>
    </style:style>
    <style:style style:name="P99" style:family="paragraph" style:parent-style-name="Heading_20_3">
      <style:text-properties officeooo:paragraph-rsid="0016ad5b"/>
    </style:style>
    <style:style style:name="P100" style:family="paragraph" style:parent-style-name="Heading_20_3">
      <style:paragraph-properties fo:break-before="page"/>
    </style:style>
    <style:style style:name="P101"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102" style:family="paragraph" style:parent-style-name="Text_20_body" style:list-style-name="L1">
      <style:paragraph-properties fo:line-height="100%"/>
      <style:text-properties fo:language="en" fo:country="US" officeooo:paragraph-rsid="0007f00c"/>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4">
      <style:text-properties officeooo:paragraph-rsid="002e2f26"/>
    </style:style>
    <style:style style:name="P106" style:family="paragraph" style:parent-style-name="Text_20_body" style:list-style-name="L5"/>
    <style:style style:name="P107" style:family="paragraph" style:parent-style-name="Text_20_body" style:list-style-name="L7"/>
    <style:style style:name="P108" style:family="paragraph" style:parent-style-name="Text_20_body" style:list-style-name="L8"/>
    <style:style style:name="P109" style:family="paragraph" style:parent-style-name="Text_20_body" style:list-style-name="L10">
      <style:text-properties officeooo:paragraph-rsid="00141140"/>
    </style:style>
    <style:style style:name="P110" style:family="paragraph" style:parent-style-name="Text_20_body" style:list-style-name="L11"/>
    <style:style style:name="P111" style:family="paragraph" style:parent-style-name="Text_20_body" style:list-style-name="L12"/>
    <style:style style:name="P112" style:family="paragraph" style:parent-style-name="Text_20_body" style:list-style-name="L13"/>
    <style:style style:name="P113" style:family="paragraph" style:parent-style-name="Text_20_body" style:list-style-name="L14"/>
    <style:style style:name="P114" style:family="paragraph" style:parent-style-name="Text_20_body" style:list-style-name="L15">
      <style:text-properties officeooo:paragraph-rsid="005c18f1"/>
    </style:style>
    <style:style style:name="P115" style:family="paragraph" style:parent-style-name="Text_20_body" style:list-style-name="L16"/>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4"/>
    <style:style style:name="P123" style:family="paragraph" style:parent-style-name="Text_20_body" style:list-style-name="L25"/>
    <style:style style:name="P124" style:family="paragraph" style:parent-style-name="Text_20_body" style:list-style-name="L26"/>
    <style:style style:name="P125" style:family="paragraph" style:parent-style-name="Text_20_body" style:list-style-name="L27"/>
    <style:style style:name="P126" style:family="paragraph" style:parent-style-name="Text_20_body" style:list-style-name="L28">
      <style:text-properties officeooo:paragraph-rsid="0015bc9f"/>
    </style:style>
    <style:style style:name="P127" style:family="paragraph" style:parent-style-name="Text_20_body" style:list-style-name="L29"/>
    <style:style style:name="P128" style:family="paragraph" style:parent-style-name="Text_20_body" style:list-style-name="L30"/>
    <style:style style:name="P129" style:family="paragraph" style:parent-style-name="Text_20_body" style:list-style-name="L31"/>
    <style:style style:name="P130" style:family="paragraph" style:parent-style-name="Text_20_body" style:list-style-name="L32">
      <style:text-properties officeooo:paragraph-rsid="0067a5df"/>
    </style:style>
    <style:style style:name="P131" style:family="paragraph" style:parent-style-name="Text_20_body" style:list-style-name="L33"/>
    <style:style style:name="P132" style:family="paragraph" style:parent-style-name="Text_20_body" style:list-style-name="L34"/>
    <style:style style:name="P133" style:family="paragraph" style:parent-style-name="Text_20_body" style:list-style-name="L35"/>
    <style:style style:name="P134" style:family="paragraph" style:parent-style-name="Text_20_body" style:list-style-name="L36">
      <style:text-properties officeooo:paragraph-rsid="00853087"/>
    </style:style>
    <style:style style:name="P135" style:family="paragraph" style:parent-style-name="Text_20_body" style:list-style-name="L37"/>
    <style:style style:name="P136" style:family="paragraph" style:parent-style-name="Text_20_body" style:list-style-name="L38">
      <style:text-properties officeooo:paragraph-rsid="0016496e"/>
    </style:style>
    <style:style style:name="P137" style:family="paragraph" style:parent-style-name="Text_20_body" style:list-style-name="L39">
      <style:text-properties officeooo:paragraph-rsid="0016496e"/>
    </style:style>
    <style:style style:name="P138" style:family="paragraph" style:parent-style-name="Text_20_body" style:list-style-name="L40"/>
    <style:style style:name="P139" style:family="paragraph" style:parent-style-name="Text_20_body" style:list-style-name="L41"/>
    <style:style style:name="P140" style:family="paragraph" style:parent-style-name="Text_20_body" style:list-style-name="L43"/>
    <style:style style:name="P141" style:family="paragraph" style:parent-style-name="Text_20_body" style:list-style-name="L44">
      <style:text-properties officeooo:paragraph-rsid="0016ad5b"/>
    </style:style>
    <style:style style:name="P142" style:family="paragraph" style:parent-style-name="Text_20_body" style:list-style-name="L45">
      <style:text-properties officeooo:paragraph-rsid="0016ad5b"/>
    </style:style>
    <style:style style:name="P143" style:family="paragraph" style:parent-style-name="Text_20_body" style:list-style-name="L46"/>
    <style:style style:name="P144" style:family="paragraph" style:parent-style-name="Text_20_body" style:list-style-name="L47"/>
    <style:style style:name="P145" style:family="paragraph" style:parent-style-name="Text_20_body" style:list-style-name="L48"/>
    <style:style style:name="P146" style:family="paragraph" style:parent-style-name="Text_20_body" style:list-style-name="L49"/>
    <style:style style:name="P147" style:family="paragraph" style:parent-style-name="Text_20_body" style:list-style-name="L50">
      <style:text-properties officeooo:paragraph-rsid="0016ad5b"/>
    </style:style>
    <style:style style:name="P148" style:family="paragraph" style:parent-style-name="Text_20_body" style:list-style-name="L51"/>
    <style:style style:name="P149" style:family="paragraph" style:parent-style-name="Text_20_body" style:list-style-name="L52"/>
    <style:style style:name="P150" style:family="paragraph" style:parent-style-name="Text_20_body" style:list-style-name="L53"/>
    <style:style style:name="P151" style:family="paragraph" style:parent-style-name="Text_20_body" style:list-style-name="L54"/>
    <style:style style:name="P152" style:family="paragraph" style:parent-style-name="Text_20_body" style:list-style-name="L55">
      <style:text-properties officeooo:paragraph-rsid="0016ad5b"/>
    </style:style>
    <style:style style:name="P153" style:family="paragraph" style:parent-style-name="Text_20_body" style:list-style-name="L56">
      <style:text-properties officeooo:paragraph-rsid="0016ad5b"/>
    </style:style>
    <style:style style:name="P154" style:family="paragraph" style:parent-style-name="Text_20_body" style:list-style-name="L57"/>
    <style:style style:name="P155" style:family="paragraph" style:parent-style-name="Text_20_body" style:list-style-name="L2">
      <style:paragraph-properties fo:margin-top="0cm" fo:margin-bottom="0cm" loext:contextual-spacing="false"/>
    </style:style>
    <style:style style:name="P156" style:family="paragraph" style:parent-style-name="Text_20_body" style:list-style-name="L3">
      <style:paragraph-properties fo:margin-top="0cm" fo:margin-bottom="0cm" loext:contextual-spacing="false"/>
    </style:style>
    <style:style style:name="P157" style:family="paragraph" style:parent-style-name="Text_20_body" style:list-style-name="L5">
      <style:paragraph-properties fo:margin-top="0cm" fo:margin-bottom="0cm" loext:contextual-spacing="false"/>
    </style:style>
    <style:style style:name="P158" style:family="paragraph" style:parent-style-name="Text_20_body" style:list-style-name="L6">
      <style:paragraph-properties fo:margin-top="0cm" fo:margin-bottom="0cm" loext:contextual-spacing="false"/>
    </style:style>
    <style:style style:name="P159" style:family="paragraph" style:parent-style-name="Text_20_body" style:list-style-name="L7">
      <style:paragraph-properties fo:margin-top="0cm" fo:margin-bottom="0cm" loext:contextual-spacing="false"/>
    </style:style>
    <style:style style:name="P160" style:family="paragraph" style:parent-style-name="Text_20_body" style:list-style-name="L8">
      <style:paragraph-properties fo:margin-top="0cm" fo:margin-bottom="0cm" loext:contextual-spacing="false"/>
    </style:style>
    <style:style style:name="P161" style:family="paragraph" style:parent-style-name="Text_20_body" style:list-style-name="L9">
      <style:paragraph-properties fo:margin-top="0cm" fo:margin-bottom="0cm" loext:contextual-spacing="false"/>
    </style:style>
    <style:style style:name="P162" style:family="paragraph" style:parent-style-name="Text_20_body" style:list-style-name="L11">
      <style:paragraph-properties fo:margin-top="0cm" fo:margin-bottom="0cm" loext:contextual-spacing="false"/>
    </style:style>
    <style:style style:name="P163" style:family="paragraph" style:parent-style-name="Text_20_body" style:list-style-name="L19">
      <style:paragraph-properties fo:margin-top="0cm" fo:margin-bottom="0cm" loext:contextual-spacing="false"/>
    </style:style>
    <style:style style:name="P164" style:family="paragraph" style:parent-style-name="Text_20_body" style:list-style-name="L21">
      <style:paragraph-properties fo:margin-top="0cm" fo:margin-bottom="0cm" loext:contextual-spacing="false"/>
    </style:style>
    <style:style style:name="P165" style:family="paragraph" style:parent-style-name="Text_20_body" style:list-style-name="L22">
      <style:paragraph-properties fo:margin-top="0cm" fo:margin-bottom="0cm" loext:contextual-spacing="false"/>
    </style:style>
    <style:style style:name="P166" style:family="paragraph" style:parent-style-name="Text_20_body" style:list-style-name="L23">
      <style:paragraph-properties fo:margin-top="0cm" fo:margin-bottom="0cm" loext:contextual-spacing="false"/>
    </style:style>
    <style:style style:name="P167" style:family="paragraph" style:parent-style-name="Text_20_body" style:list-style-name="L25">
      <style:paragraph-properties fo:margin-top="0cm" fo:margin-bottom="0cm" loext:contextual-spacing="false"/>
    </style:style>
    <style:style style:name="P168" style:family="paragraph" style:parent-style-name="Text_20_body" style:list-style-name="L27">
      <style:paragraph-properties fo:margin-top="0cm" fo:margin-bottom="0cm" loext:contextual-spacing="false"/>
    </style:style>
    <style:style style:name="P169" style:family="paragraph" style:parent-style-name="Text_20_body" style:list-style-name="L31">
      <style:paragraph-properties fo:margin-top="0cm" fo:margin-bottom="0cm" loext:contextual-spacing="false"/>
    </style:style>
    <style:style style:name="P170" style:family="paragraph" style:parent-style-name="Text_20_body" style:list-style-name="L35">
      <style:paragraph-properties fo:margin-top="0cm" fo:margin-bottom="0cm" loext:contextual-spacing="false"/>
    </style:style>
    <style:style style:name="P171" style:family="paragraph" style:parent-style-name="Text_20_body" style:list-style-name="L37">
      <style:paragraph-properties fo:margin-top="0cm" fo:margin-bottom="0cm" loext:contextual-spacing="false"/>
    </style:style>
    <style:style style:name="P172" style:family="paragraph" style:parent-style-name="Text_20_body" style:list-style-name="L41">
      <style:paragraph-properties fo:margin-top="0cm" fo:margin-bottom="0cm" loext:contextual-spacing="false"/>
    </style:style>
    <style:style style:name="P173" style:family="paragraph" style:parent-style-name="Text_20_body" style:list-style-name="L42">
      <style:paragraph-properties fo:margin-top="0cm" fo:margin-bottom="0cm" loext:contextual-spacing="false"/>
    </style:style>
    <style:style style:name="P174" style:family="paragraph" style:parent-style-name="Text_20_body" style:list-style-name="L43">
      <style:paragraph-properties fo:margin-top="0cm" fo:margin-bottom="0cm" loext:contextual-spacing="false"/>
    </style:style>
    <style:style style:name="P175" style:family="paragraph" style:parent-style-name="Text_20_body" style:list-style-name="L47">
      <style:paragraph-properties fo:margin-top="0cm" fo:margin-bottom="0cm" loext:contextual-spacing="false"/>
    </style:style>
    <style:style style:name="P176" style:family="paragraph" style:parent-style-name="Text_20_body" style:list-style-name="L49">
      <style:paragraph-properties fo:margin-top="0cm" fo:margin-bottom="0cm" loext:contextual-spacing="false"/>
    </style:style>
    <style:style style:name="P177" style:family="paragraph" style:parent-style-name="Text_20_body" style:list-style-name="L52">
      <style:paragraph-properties fo:margin-top="0cm" fo:margin-bottom="0cm" loext:contextual-spacing="false"/>
    </style:style>
    <style:style style:name="P178" style:family="paragraph" style:parent-style-name="Text_20_body" style:list-style-name="L54">
      <style:paragraph-properties fo:margin-top="0cm" fo:margin-bottom="0cm" loext:contextual-spacing="false"/>
    </style:style>
    <style:style style:name="P179" style:family="paragraph" style:parent-style-name="Text_20_body" style:list-style-name="L57">
      <style:paragraph-properties fo:margin-top="0cm" fo:margin-bottom="0cm" loext:contextual-spacing="false"/>
    </style:style>
    <style:style style:name="P180" style:family="paragraph" style:parent-style-name="Text_20_body" style:list-style-name="L57">
      <style:paragraph-properties fo:margin-top="0cm" fo:margin-bottom="0cm" loext:contextual-spacing="false"/>
      <style:text-properties officeooo:paragraph-rsid="008dab28"/>
    </style:style>
    <style:style style:name="P181" style:family="paragraph" style:parent-style-name="Text_20_body" style:list-style-name="L57">
      <style:paragraph-properties fo:margin-top="0cm" fo:margin-bottom="0cm" loext:contextual-spacing="false"/>
      <style:text-properties officeooo:paragraph-rsid="009491e9"/>
    </style:style>
    <style:style style:name="P182" style:family="paragraph">
      <loext:graphic-properties draw:fill-color="#dddddd"/>
    </style:style>
    <style:style style:name="P183"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4" style:family="paragraph">
      <loext:graphic-properties draw:fill-color="#dddddd"/>
      <style:text-properties style:font-name="Liberation Serif"/>
    </style:style>
    <style:style style:name="P185" style:family="paragraph">
      <style:paragraph-properties fo:margin-left="0cm" fo:margin-right="0cm" fo:margin-top="0cm" fo:margin-bottom="0cm" fo:line-height="100%" fo:text-align="start" fo:text-indent="0cm"/>
    </style:style>
    <style:style style:name="P186"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align="center" fo:text-indent="0cm"/>
    </style:style>
    <style:style style:name="P188"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fo:font-variant="normal" fo:text-transform="none" style:text-blinking="false" fo:background-color="transparent" loext:char-shading-value="0"/>
    </style:style>
    <style:style style:name="T35" style:family="text">
      <style:text-properties fo:font-variant="normal" fo:text-transform="none" officeooo:rsid="00920675" style:text-blinking="false" fo:background-color="transparent" loext:char-shading-value="0"/>
    </style:style>
    <style:style style:name="T36" style:family="text">
      <style:text-properties fo:font-variant="normal" fo:text-transform="none" style:font-name="Liberation Sans" style:text-blinking="false" fo:background-color="transparent" loext:char-shading-value="0"/>
    </style:style>
    <style:style style:name="T37" style:family="text">
      <style:text-properties fo:font-variant="normal" fo:text-transform="none" style:font-name="Liberation Sans" officeooo:rsid="00920675" style:text-blinking="false" fo:background-color="transparent" loext:char-shading-value="0"/>
    </style:style>
    <style:style style:name="T38" style:family="text">
      <style:text-properties officeooo:rsid="00920675"/>
    </style:style>
    <style:style style:name="T39" style:family="text">
      <style:text-properties officeooo:rsid="0097b1ab"/>
    </style:style>
    <style:style style:name="T40" style:family="text">
      <style:text-properties officeooo:rsid="00993a16"/>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7">
        <draw:g draw:name="Group 7" draw:style-name="gr8">
          <draw:custom-shape draw:name="CustomShape 8" draw:style-name="gr9" draw:text-style-name="P186" svg:width="1.689cm" svg:height="1.061cm" svg:x="16.288cm" svg:y="2.29cm">
            <text:p text:style-name="P185"><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183" svg:x1="2.642cm" svg:y1="2.645cm" svg:x2="2.643cm" svg:y2="2.968cm">
              <text:p/>
            </draw:line>
            <draw:line draw:name="Line 12" draw:style-name="gr11" draw:text-style-name="P183" svg:x1="2.642cm" svg:y1="2.966cm" svg:x2="2.448cm" svg:y2="3.226cm">
              <text:p/>
            </draw:line>
            <draw:line draw:name="Line 13" draw:style-name="gr11" draw:text-style-name="P183" svg:x1="2.642cm" svg:y1="2.966cm" svg:x2="2.836cm" svg:y2="3.226cm">
              <text:p/>
            </draw:line>
            <draw:line draw:name="Line 14" draw:style-name="gr11" draw:text-style-name="P183" svg:x1="2.448cm" svg:y1="2.772cm" svg:x2="2.836cm" svg:y2="2.773cm">
              <text:p/>
            </draw:line>
          </draw:g>
          <draw:custom-shape draw:name="CustomShape 15" draw:style-name="gr12" draw:text-style-name="P188" svg:width="1.583cm" svg:height="1.015cm" svg:x="1.002cm" svg:y="2.32cm">
            <text:p text:style-name="P187"><text:span text:style-name="T41">Threat</text:span></text:p>
            <text:p text:style-name="P187"><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189" svg:width="2.326cm" svg:height="0.98cm" svg:x="4.184cm" svg:y="2.313cm">
            <text:p text:style-name="P187"><text:span text:style-name="T41">Attack</text:span></text:p>
            <text:p text:style-name="P187"><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186" svg:width="2.83cm" svg:height="1.047cm" svg:x="8.88cm" svg:y="2.299cm">
            <text:p text:style-name="P185"><text:span text:style-name="T41"><text:s text:c="9"/></text:span><text:span text:style-name="T41">Security</text:span></text:p>
            <text:p text:style-name="P185"><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183"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78"><draw:custom-shape text:anchor-type="paragraph" draw:z-index="0" draw:name="Shape1" draw:style-name="gr1" draw:text-style-name="P182"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68"/>
      <text:p text:style-name="P69">OWASP API Security Top 10 2019</text:p>
      <text:p text:style-name="P68"><draw:frame text:anchor-type="paragraph" draw:z-index="2" draw:name="Grafik 2" draw:style-name="gr2" draw:text-style-name="P183"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76"><text:a xlink:type="simple" xlink:href="#__RefHeading___Toc4808_3259651560" text:style-name="Index_20_Link" text:visited-style-name="Index_20_Link"><text:s/>TOC Table of Contents<text:tab/>2</text:a></text:p>
          <text:p text:style-name="P76"><text:a xlink:type="simple" xlink:href="#__RefHeading___Toc4810_3259651560" text:style-name="Index_20_Link" text:visited-style-name="Index_20_Link"><text:s/>FW Foreword<text:tab/>3</text:a></text:p>
          <text:p text:style-name="P76"><text:a xlink:type="simple" xlink:href="#__RefHeading___Toc4812_3259651560" text:style-name="Index_20_Link" text:visited-style-name="Index_20_Link"><text:s/>I Introduction<text:tab/>4</text:a></text:p>
          <text:p text:style-name="P76"><text:a xlink:type="simple" xlink:href="#__RefHeading___Toc4814_3259651560" text:style-name="Index_20_Link" text:visited-style-name="Index_20_Link"><text:s/>RN Release Notes<text:tab/>5</text:a></text:p>
          <text:p text:style-name="P76"><text:a xlink:type="simple" xlink:href="#__RefHeading___Toc4816_3259651560" text:style-name="Index_20_Link" text:visited-style-name="Index_20_Link"><text:s/>RISK API Security Risk<text:tab/>6</text:a></text:p>
          <text:p text:style-name="P76"><text:a xlink:type="simple" xlink:href="#__RefHeading___Toc5028_3259651560" text:style-name="Index_20_Link" text:visited-style-name="Index_20_Link"><text:s/>T10 OWASP API Security Top 10 - 2019<text:tab/>7</text:a></text:p>
          <text:p text:style-name="P76"><text:a xlink:type="simple" xlink:href="#__RefHeading___Toc5030_3259651560" text:style-name="Index_20_Link" text:visited-style-name="Index_20_Link"><text:s/>API1:2019 Broken Object Level Authorization<text:tab/>8</text:a></text:p>
          <text:p text:style-name="P76"><text:a xlink:type="simple" xlink:href="#__RefHeading___Toc5032_3259651560" text:style-name="Index_20_Link" text:visited-style-name="Index_20_Link"><text:s/>API2:2019 Broken User Authentication<text:tab/>10</text:a></text:p>
          <text:p text:style-name="P76"><text:a xlink:type="simple" xlink:href="#__RefHeading___Toc5034_3259651560" text:style-name="Index_20_Link" text:visited-style-name="Index_20_Link"><text:s/>API3:2019 Excessive Data Exposure<text:tab/>12</text:a></text:p>
          <text:p text:style-name="P76"><text:a xlink:type="simple" xlink:href="#__RefHeading___Toc5036_3259651560" text:style-name="Index_20_Link" text:visited-style-name="Index_20_Link"><text:s/>API4:2019 Lack of Resources &amp; Rate Limiting<text:tab/>14</text:a></text:p>
          <text:p text:style-name="P76"><text:a xlink:type="simple" xlink:href="#__RefHeading___Toc5038_3259651560" text:style-name="Index_20_Link" text:visited-style-name="Index_20_Link"><text:s/>API5:2019 Broken Function Level Authorization<text:tab/>16</text:a></text:p>
          <text:p text:style-name="P76"><text:a xlink:type="simple" xlink:href="#__RefHeading___Toc5040_3259651560" text:style-name="Index_20_Link" text:visited-style-name="Index_20_Link"><text:s/>API6:2019 Mass Assignment<text:tab/>18</text:a></text:p>
          <text:p text:style-name="P76"><text:a xlink:type="simple" xlink:href="#__RefHeading___Toc5042_3259651560" text:style-name="Index_20_Link" text:visited-style-name="Index_20_Link"><text:s/>API7:2019 Security Misconfiguration<text:tab/>20</text:a></text:p>
          <text:p text:style-name="P76"><text:a xlink:type="simple" xlink:href="#__RefHeading___Toc5044_3259651560" text:style-name="Index_20_Link" text:visited-style-name="Index_20_Link"><text:s/>API8:2019 Injection<text:tab/>22</text:a></text:p>
          <text:p text:style-name="P76"><text:a xlink:type="simple" xlink:href="#__RefHeading___Toc5046_3259651560" text:style-name="Index_20_Link" text:visited-style-name="Index_20_Link"><text:s/>API9:2019 Improper Assets Management<text:tab/>24</text:a></text:p>
          <text:p text:style-name="P76"><text:s/><text:a xlink:type="simple" xlink:href="#__RefHeading___Toc5048_3259651560" text:style-name="Index_20_Link" text:visited-style-name="Index_20_Link">API10:2019 Insufficient Logging &amp; Monitoring<text:tab/>26</text:a></text:p>
          <text:p text:style-name="P76"><text:a xlink:type="simple" xlink:href="#__RefHeading___Toc5050_3259651560" text:style-name="Index_20_Link" text:visited-style-name="Index_20_Link"><text:s/>+D What’s Next for Developers<text:tab/>28</text:a></text:p>
          <text:p text:style-name="P76"><text:a xlink:type="simple" xlink:href="#__RefHeading___Toc5052_3259651560" text:style-name="Index_20_Link" text:visited-style-name="Index_20_Link"><text:s/>+DSO What’s Next for DevSecOps<text:tab/>29</text:a></text:p>
          <text:p text:style-name="P76"><text:a xlink:type="simple" xlink:href="#__RefHeading___Toc5054_3259651560" text:style-name="Index_20_Link" text:visited-style-name="Index_20_Link"><text:s/>+DAT Methodology and Data<text:tab/>30</text:a></text:p>
          <text:p text:style-name="P76"><text:a xlink:type="simple" xlink:href="#__RefHeading___Toc5056_3259651560" text:style-name="Index_20_Link" text:visited-style-name="Index_20_Link"><text:s/>+ACK Acknowledgments<text:tab/>31</text:a></text:p>
        </text:index-body>
      </text:table-of-content>
      <text:h text:style-name="P82" text:outline-level="2"/>
      <text:h text:style-name="P89"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1840063449" text:style-name="L1">
        <text:list-item>
          <text:p text:style-name="P101">Application security tools and standards.</text:p>
        </text:list-item>
        <text:list-item>
          <text:p text:style-name="P101">Complete books on application security testing, secure code development, and secure code review.</text:p>
        </text:list-item>
        <text:list-item>
          <text:p text:style-name="P102"><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102"><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101">Standard security controls and libraries.</text:p>
        </text:list-item>
        <text:list-item>
          <text:p text:style-name="P102"><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101">Cutting edge research.</text:p>
        </text:list-item>
        <text:list-item>
          <text:p text:style-name="P102"><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102"><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67"/>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3203113991" text:style-name="L2">
        <text:list-item>
          <text:p text:style-name="P155"><text:a xlink:type="simple" xlink:href="https://github.com/OWASP/API-Security/issues" text:style-name="Internet_20_link" text:visited-style-name="Visited_20_Internet_20_Link">https://github.com/OWASP/API-Security/issues</text:a> </text:p>
        </text:list-item>
        <text:list-item>
          <text:p text:style-name="P103"><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3855894208" text:style-name="L3">
        <text:list-item>
          <text:p text:style-name="P156"><text:a xlink:type="simple" xlink:href="https://www.owasp.org/index.php/OWASP_API_Security_Project" text:style-name="Internet_20_link" text:visited-style-name="Visited_20_Internet_20_Link">https://www.owasp.org/index.php/OWASP_API_Security_Project</text:a> </text:p>
        </text:list-item>
        <text:list-item>
          <text:p text:style-name="P104"><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90"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66"/>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66">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94" text:outline-level="3">OWASP</text:h>
      <text:list xml:id="list3312804827" text:style-name="L4">
        <text:list-item>
          <text:p text:style-name="P105"><text:a xlink:type="simple" xlink:href="https://www.owasp.org/index.php/OWASP_Risk_Rating_Methodology" text:style-name="Internet_20_link" text:visited-style-name="Visited_20_Internet_20_Link">OWASP Risk Rating Methodology</text:a> </text:p>
        </text:list-item>
        <text:list-item>
          <text:p text:style-name="P105"><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627164872" text:style-name="L5">
        <text:list-item>
          <text:p text:style-name="P157"><text:a xlink:type="simple" xlink:href="https://www.iso.org/iso-31000-risk-management.html" text:style-name="Internet_20_link" text:visited-style-name="Visited_20_Internet_20_Link">ISO 31000: Risk Management Std</text:a> </text:p>
        </text:list-item>
        <text:list-item>
          <text:p text:style-name="P157"><text:a xlink:type="simple" xlink:href="https://www.iso.org/isoiec-27001-information-security.html" text:style-name="Internet_20_link" text:visited-style-name="Visited_20_Internet_20_Link">ISO 27001: ISMS</text:a> </text:p>
        </text:list-item>
        <text:list-item>
          <text:p text:style-name="P157"><text:a xlink:type="simple" xlink:href="https://www.nist.gov/cyberframework" text:style-name="Internet_20_link" text:visited-style-name="Visited_20_Internet_20_Link">NIST Cyber Framework (US)</text:a> </text:p>
        </text:list-item>
        <text:list-item>
          <text:p text:style-name="P157"><text:a xlink:type="simple" xlink:href="https://www.asd.gov.au/infosec/mitigationstrategies.htm" text:style-name="Internet_20_link" text:visited-style-name="Visited_20_Internet_20_Link">ASD Strategic Mitigations (AU)</text:a> </text:p>
        </text:list-item>
        <text:list-item>
          <text:p text:style-name="P157"><text:a xlink:type="simple" xlink:href="https://nvd.nist.gov/vuln-metrics/cvss/v3-calculator" text:style-name="Internet_20_link" text:visited-style-name="Visited_20_Internet_20_Link">NIST CVSS 3.0</text:a> </text:p>
        </text:list-item>
        <text:list-item>
          <text:p text:style-name="P106"><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8">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8">PI</text:span>2:2019 - Broken <text:span text:style-name="T40">User </text:span>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8">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3">A<text:span text:style-name="T38">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4">A</text:span><text:span text:style-name="T35">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6">A</text:span><text:span text:style-name="T37">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6">A</text:span><text:span text:style-name="T37">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6">A</text:span><text:span text:style-name="T37">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6">A</text:span><text:span text:style-name="T37">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6">A</text:span><text:span text:style-name="T37">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83" text:outline-level="2"/>
      <text:h text:style-name="P90" text:outline-level="2">How To Prevent</text:h>
      <text:list xml:id="list143103673" text:style-name="L6">
        <text:list-item>
          <text:p text:style-name="P158">Implement a proper authorization mechanism that relies on the user policies and hierarchy. </text:p>
        </text:list-item>
        <text:list-item text:style-override="L7">
          <text:p text:style-name="P159">Use an authorization mechanism to check if the logged-in user has access to perform the requested action on the record in every function that uses an input from the client to access a record in the database. </text:p>
        </text:list-item>
        <text:list-item text:style-override="L7">
          <text:p text:style-name="P159">Prefer to use random and unpredictable values as GUIDs for records’ IDs. </text:p>
        </text:list-item>
        <text:list-item text:style-override="L7">
          <text:p text:style-name="P107">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4054080719" text:style-name="L8">
        <text:list-item>
          <text:p text:style-name="P160"><text:a xlink:type="simple" xlink:href="https://cwe.mitre.org/data/definitions/284.html" text:style-name="Internet_20_link" text:visited-style-name="Visited_20_Internet_20_Link">CWE-284: Improper Access Control</text:a> </text:p>
        </text:list-item>
        <text:list-item>
          <text:p text:style-name="P160"><text:a xlink:type="simple" xlink:href="https://cwe.mitre.org/data/definitions/285.html" text:style-name="Internet_20_link" text:visited-style-name="Visited_20_Internet_20_Link">CWE-285: Improper Authorization</text:a> </text:p>
        </text:list-item>
        <text:list-item>
          <text:p text:style-name="P108"><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84"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3834086600" text:style-name="L9">
        <text:list-item>
          <text:p text:style-name="P161">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61">Permits attackers to perform a brute force attack on the same user, without presenting captcha / account lockout mechanism. </text:p>
        </text:list-item>
        <text:list-item>
          <text:p text:style-name="P161">Permits weak passwords. </text:p>
        </text:list-item>
        <text:list-item>
          <text:p text:style-name="P161">Sends sensitive authentication details, such as auth tokens and password in the URL. </text:p>
        </text:list-item>
        <text:list-item>
          <text:p text:style-name="P161">Doesn’t validate the authenticity of tokens. </text:p>
        </text:list-item>
        <text:list-item>
          <text:p text:style-name="P161">Accepts unsigned / weakly signed JWT tokens (<text:span text:style-name="Source_20_Text">"alg":"none"</text:span>) / doesn’t validate their expiration date. </text:p>
        </text:list-item>
        <text:list-item>
          <text:p text:style-name="P161">Uses plain text, encrypted, or weakly hashed passwords. </text:p>
        </text:list-item>
      </text:list>
      <text:h text:style-name="P84" text:outline-level="2">Example Attack Scenarios</text:h>
      <text:h text:style-name="P84"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84"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pan text:style-name="Source_20_Text">/api/system/verification-codes/{smsToken}</text:span> endpoint to discover the right token within a few minutes.</text:p>
      <text:h text:style-name="P84" text:outline-level="2"><text:soft-page-break/>How To Prevent</text:h>
      <text:list xml:id="list4123850180" text:style-name="L10">
        <text:list-item>
          <text:p text:style-name="P109">Make sure you know all the possible flows to authenticate to the API (mobile/ web/deep links that implement one-click authentication/etc) </text:p>
        </text:list-item>
        <text:list-item text:style-override="L11">
          <text:p text:style-name="P162">Ask your engineers what flows you missed. </text:p>
        </text:list-item>
        <text:list-item text:style-override="L11">
          <text:p text:style-name="P162">Read about your authentication mechanisms. Make sure you understand what and how they are used. OAuth is not authentication, and neither API keys . </text:p>
        </text:list-item>
        <text:list-item text:style-override="L11">
          <text:p text:style-name="P162">Don't reinvent the wheel in authentication, token generation, password storage. Use the standards. </text:p>
        </text:list-item>
        <text:list-item text:style-override="L11">
          <text:p text:style-name="P162">Credential recovery / forget password endpoints should be treated as login endpoints in terms of brute force, rate limiting and lockout protections. </text:p>
        </text:list-item>
        <text:list-item text:style-override="L11">
          <text:p text:style-name="P162">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62">Where possible, implement multi-factor authentication. </text:p>
        </text:list-item>
        <text:list-item text:style-override="L11">
          <text:p text:style-name="P162">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62">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10">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84" text:outline-level="2"><text:bookmark text:name="user-content-references1"/>References</text:h>
      <text:h text:style-name="Heading_20_3" text:outline-level="3"><text:bookmark text:name="user-content-owasp1"/>OWASP</text:h>
      <text:list xml:id="list1682975918" text:style-name="L12">
        <text:list-item>
          <text:p text:style-name="P111"><text:a xlink:type="simple" xlink:href="https://www.owasp.org/index.php/Key_Management_Cheat_Sheet" text:style-name="Internet_20_link" text:visited-style-name="Visited_20_Internet_20_Link">OWASP Key Management Cheat Sheet</text:a> </text:p>
        </text:list-item>
        <text:list-item>
          <text:p text:style-name="P111"><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12"><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77618035" text:style-name="L14">
        <text:list-item>
          <text:p text:style-name="P113"><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85"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83" text:outline-level="2"/>
      <text:h text:style-name="P91" text:outline-level="2"><text:bookmark text:name="user-content-how-to-prevent"/>How To Prevent</text:h>
      <text:list xml:id="list1572923845" text:style-name="L15">
        <text:list-item>
          <text:p text:style-name="P114">Never rely on the client side to perform sensitive data filtering. </text:p>
        </text:list-item>
        <text:list-item>
          <text:p text:style-name="P114">Review the responses from the API to make sure they contain only legitimate data.</text:p>
        </text:list-item>
        <text:list-item>
          <text:p text:style-name="P114">Explicitly define and enforce data returned by all API methods, including errors. Whenever possible: use schemas for responses, patterns for all strings and clear field names. </text:p>
        </text:list-item>
        <text:list-item text:style-override="L16">
          <text:p text:style-name="P115">Define all sensitive and personally identifiable information (PII) that your application stores and works with and review all API calls returning such information to see if these responses can be a security issue.</text:p>
        </text:list-item>
      </text:list>
      <text:h text:style-name="Heading_20_2" text:outline-level="2"><text:bookmark text:name="user-content-references2"/>References</text:h>
      <text:h text:style-name="Heading_20_3" text:outline-level="3"><text:bookmark text:name="user-content-external2"/>External</text:h>
      <text:list xml:id="list2628965437" text:style-name="L17">
        <text:list-item>
          <text:p text:style-name="P77"><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85"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2714258755" text:style-name="L18">
        <text:list-item>
          <text:p text:style-name="P116">Execution timeouts </text:p>
        </text:list-item>
        <text:list-item text:style-override="L19">
          <text:p text:style-name="P163">Max allocable memory </text:p>
        </text:list-item>
        <text:list-item text:style-override="L19">
          <text:p text:style-name="P163">Number of file descriptors </text:p>
        </text:list-item>
        <text:list-item text:style-override="L19">
          <text:p text:style-name="P163">Number of processes </text:p>
        </text:list-item>
        <text:list-item text:style-override="L19">
          <text:p text:style-name="P163">Request payload size (e.g. uploads) </text:p>
        </text:list-item>
        <text:list-item text:style-override="L19">
          <text:p text:style-name="P163">Number of requests per client/resource </text:p>
        </text:list-item>
        <text:list-item text:style-override="L19">
          <text:p text:style-name="P117">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83" text:outline-level="2"/>
      <text:h text:style-name="P91" text:outline-level="2"><text:bookmark text:name="user-content-how-to-prevent1"/>How To Prevent</text:h>
      <text:list xml:id="list2204133012" text:style-name="L20">
        <text:list-item>
          <text:p text:style-name="P118">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64">Implement a limit on how often a client can call the API within a defined timeframe. </text:p>
        </text:list-item>
        <text:list-item text:style-override="L21">
          <text:p text:style-name="P164">For sensitive operations such as login or password reset, consider rate limits by API method (e.g., authentication), client (e.g., IP address), property (e.g., username). </text:p>
        </text:list-item>
        <text:list-item text:style-override="L21">
          <text:p text:style-name="P164">Notify the client when the limit is exceeded by providing the limit number and the time at which the limit will be reset. </text:p>
        </text:list-item>
        <text:list-item text:style-override="L21">
          <text:p text:style-name="P164">Add proper server-side validation for query string and request body parameters, specifically the one that controls the number of records to be returned in the response. </text:p>
        </text:list-item>
        <text:list-item text:style-override="L21">
          <text:p text:style-name="P164">Define and enforce maximum size of data on all incoming parameters and payloads such as maximum length for strings and maximum number of elements in arrays. </text:p>
        </text:list-item>
        <text:list-item text:style-override="L21">
          <text:p text:style-name="P119">If your API accepts compressed files check compression ratios before expanding the files to protect yourself against "zip bombs". </text:p>
        </text:list-item>
      </text:list>
      <text:h text:style-name="Heading_20_2" text:outline-level="2"><text:bookmark text:name="user-content-references3"/>References</text:h>
      <text:h text:style-name="Heading_20_3" text:outline-level="3"><text:bookmark text:name="user-content-owasp3"/>OWASP</text:h>
      <text:list xml:id="list2483913193" text:style-name="L22">
        <text:list-item>
          <text:p text:style-name="P165"><text:a xlink:type="simple" xlink:href="https://www.owasp.org/index.php/Blocking_Brute_Force_Attacks" text:style-name="Internet_20_link" text:visited-style-name="Visited_20_Internet_20_Link">Blocking Brute Force Attacks</text:a> </text:p>
        </text:list-item>
        <text:list-item>
          <text:p text:style-name="P165"><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20"><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211054542" text:style-name="L23">
        <text:list-item>
          <text:p text:style-name="P166"><text:a xlink:type="simple" xlink:href="https://cwe.mitre.org/data/definitions/307.html" text:style-name="Internet_20_link" text:visited-style-name="Visited_20_Internet_20_Link">CWE-307: Improper Restriction of Excessive Authentication Attempts</text:a> </text:p>
        </text:list-item>
        <text:list-item>
          <text:p text:style-name="P166"><text:a xlink:type="simple" xlink:href="https://cwe.mitre.org/data/definitions/770.html" text:style-name="Internet_20_link" text:visited-style-name="Visited_20_Internet_20_Link">CWE-770: Allocation of Resources Without Limits or Throttling</text:a> </text:p>
        </text:list-item>
        <text:list-item>
          <text:p text:style-name="P121">“<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86"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1566059258" text:style-name="L24">
        <text:list-item>
          <text:p text:style-name="P122">Can a regular user access administrative endpoints? </text:p>
        </text:list-item>
        <text:list-item text:style-override="L25">
          <text:p text:style-name="P167">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23">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0"><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3094536421" text:style-name="L26">
        <text:list-item>
          <text:p text:style-name="P124">The enforcement mechanism(s) should deny all access by default, requiring explicit grants to specific roles for access to every function. </text:p>
        </text:list-item>
        <text:list-item text:style-override="L27">
          <text:p text:style-name="P168">Review your API endpoints against function level authorization flaws, while keeping in mind the business logic of the application and groups hierarchy. </text:p>
        </text:list-item>
        <text:list-item text:style-override="L27">
          <text:p text:style-name="P168">Make sure that all of your administrative controllers inherit from an administrative abstract controller that implements authorization checks based on the user’s group/role. </text:p>
        </text:list-item>
        <text:list-item text:style-override="L27">
          <text:p text:style-name="P125">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95" text:outline-level="3"><text:bookmark text:name="user-content-owasp5"/>OWASP</text:h>
      <text:list xml:id="list3736083116" text:style-name="L28">
        <text:list-item>
          <text:p text:style-name="P126"><text:a xlink:type="simple" xlink:href="https://www.owasp.org/index.php/Forced_browsing" text:style-name="Internet_20_link" text:visited-style-name="Visited_20_Internet_20_Link">OWASP Article on Forced Browsing</text:a> </text:p>
        </text:list-item>
        <text:list-item>
          <text:p text:style-name="P126"><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26"><text:a xlink:type="simple" xlink:href="https://www.owasp.org/index.php/Category:Access_Control" text:style-name="Internet_20_link" text:visited-style-name="Visited_20_Internet_20_Link">OWASP Development Guide: Chapter on Authorization</text:a> </text:p>
        </text:list-item>
      </text:list>
      <text:h text:style-name="P95" text:outline-level="3"><text:bookmark text:name="user-content-external5"/>External</text:h>
      <text:list xml:id="list569994315" text:style-name="L29">
        <text:list-item>
          <text:p text:style-name="P127"><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87"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439003218" text:style-name="L30">
        <text:list-item>
          <text:p text:style-name="P128"><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69"><text:span text:style-name="Strong_20_Emphasis">Process-dependent properties</text:span>: <text:span text:style-name="Source_20_Text">user.cash</text:span> should only be set internally after payment verification. </text:p>
        </text:list-item>
        <text:list-item text:style-override="L31">
          <text:p text:style-name="P129"><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0">{"user_name":"inons","age":24}</text:p>
      <text:p text:style-name="Text_20_body">The request <text:span text:style-name="Source_20_Text">GET /api/v1/users/me</text:span> includes an additional credit_balance property:</text:p>
      <text:p text:style-name="P70">{"user_name":"inons","age":24,"credit_balance":10}.</text:p>
      <text:p text:style-name="Text_20_body">The attacker replays the first request with the following payload:</text:p>
      <text:p text:style-name="P70">{"user_name":"attacker","age":60,"credit_balance":99999}</text:p>
      <text:p text:style-name="Text_20_body">Since the endpoint is vulnerable to mass assignment, the attacker receives credits without paying.</text:p>
      <text:h text:style-name="P96" text:outline-level="3"/>
      <text:h text:style-name="P100"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87" text:outline-level="2"><text:bookmark text:name="user-content-how-to-prevent4"/>How To Prevent</text:h>
      <text:list xml:id="list2900245171" text:style-name="L32">
        <text:list-item>
          <text:p text:style-name="P130">If possible, avoid using functions that automatically bind a client’s input into code variables or internal objects. </text:p>
        </text:list-item>
        <text:list-item>
          <text:p text:style-name="P130">Whitelist only the properties that should be updated by the client.</text:p>
        </text:list-item>
        <text:list-item>
          <text:p text:style-name="P130">Use built-in features to blacklist properties that should not be accessed by clients.</text:p>
        </text:list-item>
        <text:list-item>
          <text:p text:style-name="P130">If applicable, explicitly define and enforce schemas for the input data payloads.</text:p>
        </text:list-item>
      </text:list>
      <text:h text:style-name="Heading_20_2" text:outline-level="2"><text:bookmark text:name="user-content-references6"/>References</text:h>
      <text:h text:style-name="P97" text:outline-level="3"><text:bookmark text:name="user-content-external6"/>External</text:h>
      <text:list xml:id="list2350574631" text:style-name="L33">
        <text:list-item>
          <text:p text:style-name="P131"><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87" text:outline-level="2">Is the API Vulnerable?</text:h>
      <text:p text:style-name="P59">The API might be vulnerable if:</text:p>
      <text:list xml:id="list383161855" text:style-name="L34">
        <text:list-item>
          <text:p text:style-name="P132">Appropriate security hardening is missing across any part of the application stack, or if it has improperly configured permissions on cloud services. </text:p>
        </text:list-item>
        <text:list-item text:style-override="L35">
          <text:p text:style-name="P170">The latest security patches are missing, or the systems are out of date. </text:p>
        </text:list-item>
        <text:list-item text:style-override="L35">
          <text:p text:style-name="P170">Unnecessary features are enabled (e.g., HTTP verbs). </text:p>
        </text:list-item>
        <text:list-item text:style-override="L35">
          <text:p text:style-name="P170">Transport Layer Security (TLS) is missing. </text:p>
        </text:list-item>
        <text:list-item text:style-override="L35">
          <text:p text:style-name="P170">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70">A Cross-Origin Resource Sharing (CORS) policy is missing or improperly set. </text:p>
        </text:list-item>
        <text:list-item text:style-override="L35">
          <text:p text:style-name="P133">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0"><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3206446737" text:style-name="L36">
        <text:list-item>
          <text:p text:style-name="P134">A repeatable hardening process leading to fast and easy deployment of a properly locked down environment. </text:p>
        </text:list-item>
        <text:list-item text:style-override="L37">
          <text:p text:style-name="P171">A task to review and update configurations across the entire API stack. The review should include: orchestration files, API components, and cloud services (e.g., S3 bucket permissions). </text:p>
        </text:list-item>
        <text:list-item text:style-override="L37">
          <text:p text:style-name="P171">A secure communication channel for all API interactions access to static assets (e.g., images). </text:p>
        </text:list-item>
        <text:list-item text:style-override="L37">
          <text:p text:style-name="P171">An automated process to continuously assess the effectiveness of the configuration and settings in all environments. </text:p>
        </text:list-item>
        <text:list-item text:style-override="L37">
          <text:p text:style-name="P135">To prevent exception traces and other valuable information from being sent back to attackers, if applicable, define and enforce all API response payload schemas including error responses. <text:s/></text:p>
        </text:list-item>
      </text:list>
      <text:h text:style-name="Heading_20_2" text:outline-level="2"><text:bookmark text:name="user-content-references7"/>References</text:h>
      <text:h text:style-name="P97" text:outline-level="3"><text:bookmark text:name="user-content-owasp7"/>OWASP</text:h>
      <text:list xml:id="list2905752354" text:style-name="L38">
        <text:list-item>
          <text:p text:style-name="P136"><text:a xlink:type="simple" xlink:href="https://www.owasp.org/index.php/OWASP_Secure_Headers_Project" text:style-name="Internet_20_link" text:visited-style-name="Visited_20_Internet_20_Link">OWASP Secure Headers Project</text:a> </text:p>
        </text:list-item>
        <text:list-item>
          <text:p text:style-name="P136"><text:a xlink:type="simple" xlink:href="https://www.owasp.org/index.php/Testing_for_configuration_management" text:style-name="Internet_20_link" text:visited-style-name="Visited_20_Internet_20_Link">OWASP Testing Guide: Configuration Management</text:a> </text:p>
        </text:list-item>
        <text:list-item>
          <text:p text:style-name="P136"><text:a xlink:type="simple" xlink:href="https://www.owasp.org/index.php/Testing_for_Error_Code_(OTG-ERR-001)" text:style-name="Internet_20_link" text:visited-style-name="Visited_20_Internet_20_Link">OWASP Testing Guide: Testing for Error Codes</text:a> </text:p>
        </text:list-item>
      </text:list>
      <text:h text:style-name="P97" text:outline-level="3"><text:bookmark text:name="user-content-external7"/>External</text:h>
      <text:list xml:id="list1658648409" text:style-name="L39">
        <text:list-item>
          <text:p text:style-name="P137"><text:a xlink:type="simple" xlink:href="https://cwe.mitre.org/data/definitions/2.html" text:style-name="Internet_20_link" text:visited-style-name="Visited_20_Internet_20_Link">CWE-2: Environmental Security Flaws</text:a> </text:p>
        </text:list-item>
        <text:list-item>
          <text:p text:style-name="P137"><text:a xlink:type="simple" xlink:href="https://cwe.mitre.org/data/definitions/16.html" text:style-name="Internet_20_link" text:visited-style-name="Visited_20_Internet_20_Link">CWE-16: Configuration</text:a> </text:p>
        </text:list-item>
        <text:list-item>
          <text:p text:style-name="P137"><text:a xlink:type="simple" xlink:href="https://cwe.mitre.org/data/definitions/388.html" text:style-name="Internet_20_link" text:visited-style-name="Visited_20_Internet_20_Link">CWE-388: Error Handling</text:a> </text:p>
        </text:list-item>
        <text:list-item>
          <text:p text:style-name="P137"><text:a xlink:type="simple" xlink:href="https://csrc.nist.gov/publications/detail/sp/800-123/final" text:style-name="Internet_20_link" text:visited-style-name="Visited_20_Internet_20_Link">Guide to General Server Security</text:a>, NIST </text:p>
        </text:list-item>
        <text:list-item>
          <text:p text:style-name="P137"><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88" text:outline-level="2">Is the API Vulnerable?</text:h>
      <text:p text:style-name="P60">The API is vulnerable to injection flaws if:</text:p>
      <text:list xml:id="list2209855077" text:style-name="L40">
        <text:list-item>
          <text:p text:style-name="P138">Client-supplied data is not validated, filtered, or sanitized by the API. </text:p>
        </text:list-item>
        <text:list-item text:style-override="L41">
          <text:p text:style-name="P172">Client-supplied data is directly used or concatenated to SQL/NoSQL/LDAP queries, OS commands, XML parsers, and Object Relational Mapping (ORM)/Object Document Mapper (ODM). </text:p>
        </text:list-item>
        <text:list-item text:style-override="L41">
          <text:p text:style-name="P139">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39">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0">system(cmd);</text:p>
      <text:p text:style-name="Text_20_body">The following command allows the attacker to shut down any device with the same vulnerable firmware:</text:p>
      <text:p text:style-name="P70"><text:span text:style-name="Source_20_Text">$ curl -k "https://${deviceIP}:4567/api/CONFIG/restore" -F 'appid=$(/etc/pod/power_down.sh)'</text:span></text:p>
      <text:h text:style-name="P98" text:outline-level="3"><text:span text:style-name="Source_20_Text">Scenario #</text:span><text:span text:style-name="Source_20_Text"><text:span text:style-name="T39">2</text:span></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74">router.delete('/bookings', async function (req, res, next) {</text:p>
      <text:p text:style-name="P74"><text:s text:c="2"/>try {</text:p>
      <text:p text:style-name="P74"><text:s text:c="4"/>const deletedBooking = await Bookings.findOneAndRemove({_id' : req.query.bookingId});</text:p>
      <text:p text:style-name="P74"><text:s text:c="4"/>res.status(200);</text:p>
      <text:p text:style-name="P74"><text:s text:c="2"/>} catch (err) {</text:p>
      <text:p text:style-name="P74"><text:s text:c="4"/>res.status(400).json({</text:p>
      <text:p text:style-name="P74"><text:s text:c="6"/>error: 'Unexpected error occured while processing a request'</text:p>
      <text:p text:style-name="P74"><text:s text:c="4"/>});</text:p>
      <text:p text:style-name="P73"><text:s text:c="2"/>}<text:line-break/><text:span text:style-name="T30">});</text:span></text:p>
      <text:p text:style-name="P71"><text:soft-page-break/>The attacker intercepted the request and changed <text:span text:style-name="Source_20_Text">bookingId</text:span> query string parameter as shown below. In this case, the attacker managed to delete another user's booking:</text:p>
      <text:p text:style-name="P72">DELETE /api/bookings?bookingId[$ne]=678</text:p>
      <text:h text:style-name="Heading_20_2" text:outline-level="2"><text:bookmark text:name="user-content-how-to-prevent6"/>How To Prevent</text:h>
      <text:p text:style-name="P60">Preventing injection requires keeping data separate from commands and queries.</text:p>
      <text:list xml:id="list1354738131" text:style-name="L42">
        <text:list-item>
          <text:p text:style-name="P173">Perform data validation using a single, trustworthy, and actively maintained library. </text:p>
        </text:list-item>
        <text:list-item text:style-override="L43">
          <text:p text:style-name="P174">Validate, filter, and sanitize all client-provided data, or other data coming from integrated systems. </text:p>
        </text:list-item>
        <text:list-item text:style-override="L43">
          <text:p text:style-name="P174">Special characters should be escaped using the specific syntax for the target interpreter. </text:p>
        </text:list-item>
        <text:list-item text:style-override="L43">
          <text:p text:style-name="P174">Prefer a safe API that provides a parameterized interface. </text:p>
        </text:list-item>
        <text:list-item text:style-override="L43">
          <text:p text:style-name="P174">Always limit the number of returned records to prevent mass disclosure in case of injection. </text:p>
        </text:list-item>
        <text:list-item text:style-override="L43">
          <text:p text:style-name="P174">Validate incoming data using sufficient filters to only allow valid values for each input parameter. </text:p>
        </text:list-item>
        <text:list-item text:style-override="L43">
          <text:p text:style-name="P174">To prevent data leaks, define and enforce schemas for all API responses. </text:p>
        </text:list-item>
        <text:list-item text:style-override="L43">
          <text:p text:style-name="P140">Define data types and strict patterns for all string parameters. </text:p>
        </text:list-item>
      </text:list>
      <text:h text:style-name="Heading_20_2" text:outline-level="2"><text:bookmark text:name="user-content-references8"/>References</text:h>
      <text:h text:style-name="P99" text:outline-level="3"><text:bookmark text:name="user-content-owasp8"/>OWASP</text:h>
      <text:list xml:id="list401194999" text:style-name="L44">
        <text:list-item>
          <text:p text:style-name="P141"><text:a xlink:type="simple" xlink:href="https://www.owasp.org/index.php/Injection_Flaws" text:style-name="Internet_20_link" text:visited-style-name="Visited_20_Internet_20_Link">OWASP Injection Flaws</text:a> </text:p>
        </text:list-item>
        <text:list-item>
          <text:p text:style-name="P141"><text:a xlink:type="simple" xlink:href="https://www.owasp.org/index.php/SQL_Injection" text:style-name="Internet_20_link" text:visited-style-name="Visited_20_Internet_20_Link">SQL Injection</text:a> </text:p>
        </text:list-item>
        <text:list-item>
          <text:p text:style-name="P141"><text:a xlink:type="simple" xlink:href="https://www.owasp.org/images/e/ed/GOD16-NOSQL.pdf" text:style-name="Internet_20_link" text:visited-style-name="Visited_20_Internet_20_Link">NoSQL Injection Fun with Objects and Arrays</text:a> </text:p>
        </text:list-item>
        <text:list-item>
          <text:p text:style-name="P141"><text:a xlink:type="simple" xlink:href="https://www.owasp.org/index.php/Command_Injection" text:style-name="Internet_20_link" text:visited-style-name="Visited_20_Internet_20_Link">Command Injection</text:a> </text:p>
        </text:list-item>
      </text:list>
      <text:h text:style-name="P99" text:outline-level="3"><text:bookmark text:name="user-content-external8"/>External</text:h>
      <text:list xml:id="list255122198" text:style-name="L45">
        <text:list-item>
          <text:p text:style-name="P142"><text:a xlink:type="simple" xlink:href="https://cwe.mitre.org/data/definitions/77.html" text:style-name="Internet_20_link" text:visited-style-name="Visited_20_Internet_20_Link">CWE-77: Command Injection</text:a> </text:p>
        </text:list-item>
        <text:list-item>
          <text:p text:style-name="P142"><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88" text:outline-level="2">Is the API Vulnerable?</text:h>
      <text:p text:style-name="P60">The API might be vulnerable if:</text:p>
      <text:list xml:id="list2409943150" text:style-name="L46">
        <text:list-item>
          <text:p text:style-name="P143">The purpose of an API host is unclear, and there are no explicit answers to the following questions: </text:p>
          <text:list text:style-name="L47">
            <text:list-item>
              <text:p text:style-name="P175">Which environment is the API running in (e.g., production, staging, test, development)? </text:p>
            </text:list-item>
            <text:list-item>
              <text:p text:style-name="P175">Who should have network access to the API (e.g., public, internal, partners)? </text:p>
            </text:list-item>
            <text:list-item>
              <text:p text:style-name="P175">Which API version is running? </text:p>
            </text:list-item>
            <text:list-item>
              <text:p text:style-name="P175">What data is gathered and processed by the API (e.g., PII)? </text:p>
            </text:list-item>
            <text:list-item>
              <text:p text:style-name="P175">What's the data flow? </text:p>
            </text:list-item>
          </text:list>
        </text:list-item>
        <text:list-item text:style-override="L47">
          <text:p text:style-name="P175">There is no documentation, or the existing documentation is not updated. </text:p>
        </text:list-item>
        <text:list-item text:style-override="L47">
          <text:p text:style-name="P175">There is no retirement plan for each API version. </text:p>
        </text:list-item>
        <text:list-item text:style-override="L47">
          <text:p text:style-name="P175">Hosts inventory is missing or outdated. </text:p>
        </text:list-item>
        <text:list-item text:style-override="L47">
          <text:p text:style-name="P175">Integrated services inventory, either first- or third-party, is missing or outdated. </text:p>
        </text:list-item>
        <text:list-item text:style-override="L47">
          <text:p text:style-name="P144">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88" text:outline-level="2"><text:bookmark text:name="user-content-how-to-prevent7"/><text:soft-page-break/>How To Prevent</text:h>
      <text:list xml:id="list2162874051" text:style-name="L48">
        <text:list-item>
          <text:p text:style-name="P145">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76">Inventory integrated services and document important aspects such as their role in the system, what data is exchanged (data flow), and its sensitivity. </text:p>
        </text:list-item>
        <text:list-item text:style-override="L49">
          <text:p text:style-name="P176">Document all aspects of your API such as authentication, errors, redirects, rate limiting, cross-origin resource sharing (CORS) policy and endpoints, including their parameters, requests, and responses. </text:p>
        </text:list-item>
        <text:list-item text:style-override="L49">
          <text:p text:style-name="P176">Generate documentation automatically by adopting open standards. Include the documentation build in your CI/CD pipeline. </text:p>
        </text:list-item>
        <text:list-item text:style-override="L49">
          <text:p text:style-name="P176">Make API documentation available to those authorized to use the API. </text:p>
        </text:list-item>
        <text:list-item text:style-override="L49">
          <text:p text:style-name="P176">Use external protection measures such as API security firewalls for all exposed versions of your APIs, not just for the current production version. </text:p>
        </text:list-item>
        <text:list-item text:style-override="L49">
          <text:p text:style-name="P176">Avoid using production data with non-production API deployments. If this is unavoidable, these endpoints should get the same security treatment as the production ones. </text:p>
        </text:list-item>
        <text:list-item text:style-override="L49">
          <text:p text:style-name="P146">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Heading_20_2" text:outline-level="2"><text:bookmark text:name="user-content-references9"/>References</text:h>
      <text:h text:style-name="P99" text:outline-level="3"><text:bookmark text:name="user-content-external9"/>External</text:h>
      <text:list xml:id="list3646186282" text:style-name="L50">
        <text:list-item>
          <text:p text:style-name="P147"><text:a xlink:type="simple" xlink:href="https://cwe.mitre.org/data/definitions/1059.html" text:style-name="Internet_20_link" text:visited-style-name="Visited_20_Internet_20_Link">CWE-1059: Incomplete Documentation</text:a> </text:p>
        </text:list-item>
        <text:list-item>
          <text:p text:style-name="P147"><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88" text:outline-level="2">Is the API Vulnerable?</text:h>
      <text:p text:style-name="P60">The API is vulnerable if:</text:p>
      <text:list xml:id="list1189141000" text:style-name="L51">
        <text:list-item>
          <text:p text:style-name="P148">It does not produce any logs, the logging level is not set correctly, or log messages do not include enough detail. </text:p>
        </text:list-item>
        <text:list-item text:style-override="L52">
          <text:p text:style-name="P177">Log integrity is not guaranteed (e.g., <text:a xlink:type="simple" xlink:href="https://www.owasp.org/index.php/Log_Injection" text:style-name="Internet_20_link" text:visited-style-name="Visited_20_Internet_20_Link">Log Injection</text:a>). </text:p>
        </text:list-item>
        <text:list-item text:style-override="L52">
          <text:p text:style-name="P177">Logs are not continuously monitored. </text:p>
        </text:list-item>
        <text:list-item text:style-override="L52">
          <text:p text:style-name="P149">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83" text:outline-level="2"/>
      <text:h text:style-name="P92" text:outline-level="2"><text:bookmark text:name="user-content-how-to-prevent8"/>How To Prevent</text:h>
      <text:list xml:id="list3594126948" text:style-name="L53">
        <text:list-item>
          <text:p text:style-name="P150">Log all failed authentication attempts, denied access, and input validation errors. </text:p>
        </text:list-item>
        <text:list-item text:style-override="L54">
          <text:p text:style-name="P178">Logs should be written using a format suited to be consumed by a log management solution, and should include enough detail to identify the malicious actor. </text:p>
        </text:list-item>
        <text:list-item text:style-override="L54">
          <text:p text:style-name="P178">Logs should be handled as sensitive data, and their integrity should be guaranteed at rest and transit. </text:p>
        </text:list-item>
        <text:list-item text:style-override="L54">
          <text:p text:style-name="P178">Configure a monitoring system to continuously monitor the infrastructure, network, and the API functioning. </text:p>
        </text:list-item>
        <text:list-item text:style-override="L54">
          <text:p text:style-name="P178">Use a Security Information and Event Management (SIEM) system to aggregate and manage logs from all components of the API stack and hosts. </text:p>
        </text:list-item>
        <text:list-item text:style-override="L54">
          <text:p text:style-name="P151">Configure custom dashboards and alerts, enabling suspicious activities to be detected and responded to earlier. </text:p>
        </text:list-item>
      </text:list>
      <text:h text:style-name="Heading_20_2" text:outline-level="2"><text:bookmark text:name="user-content-references10"/>References</text:h>
      <text:h text:style-name="P99" text:outline-level="3"><text:bookmark text:name="user-content-owasp10"/>OWASP</text:h>
      <text:list xml:id="list2225865975" text:style-name="L55">
        <text:list-item>
          <text:p text:style-name="P152"><text:a xlink:type="simple" xlink:href="https://www.owasp.org/index.php/Logging_Cheat_Sheet" text:style-name="Internet_20_link" text:visited-style-name="Visited_20_Internet_20_Link">OWASP Logging Cheat Sheet</text:a> </text:p>
        </text:list-item>
        <text:list-item>
          <text:p text:style-name="P152"><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52"><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99" text:outline-level="3"><text:bookmark text:name="user-content-external10"/>External</text:h>
      <text:list xml:id="list3312822908" text:style-name="L56">
        <text:list-item>
          <text:p text:style-name="P153"><text:a xlink:type="simple" xlink:href="https://cwe.mitre.org/data/definitions/223.html" text:style-name="Internet_20_link" text:visited-style-name="Visited_20_Internet_20_Link">CWE-223: Omission of Security-relevant Information</text:a> </text:p>
        </text:list-item>
        <text:list-item>
          <text:p text:style-name="P153"><text:a xlink:type="simple" xlink:href="https://cwe.mitre.org/data/definitions/778.html" text:style-name="Internet_20_link" text:visited-style-name="Visited_20_Internet_20_Link">CWE-778: Insufficient Logging</text:a> </text:p>
        </text:list-item>
      </text:list>
      <text:p text:style-name="P35"/>
      <text:p text:style-name="P35"/>
      <text:p text:style-name="P79"/>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80"/>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81"/>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93" text:outline-level="2">Acknowledgments to Contributors</text:h>
      <text:p text:style-name="Text_20_body">We’d like to thank the following contributors who contributed publicly on GitHub or via other means:</text:p>
      <text:list xml:id="list902269924" text:style-name="L57">
        <text:list-item>
          <text:p text:style-name="P180">007divyachawla </text:p>
        </text:list-item>
        <text:list-item>
          <text:p text:style-name="P181">anotherik</text:p>
        </text:list-item>
        <text:list-item>
          <text:p text:style-name="P181">bkimminich </text:p>
        </text:list-item>
        <text:list-item>
          <text:p text:style-name="P179">caseysoftware </text:p>
        </text:list-item>
        <text:list-item>
          <text:p text:style-name="P179">Chris Westphal </text:p>
        </text:list-item>
        <text:list-item>
          <text:p text:style-name="P179">dsopas </text:p>
        </text:list-item>
        <text:list-item>
          <text:p text:style-name="P179">DSotnikov </text:p>
        </text:list-item>
        <text:list-item>
          <text:p text:style-name="P179">emilva </text:p>
        </text:list-item>
        <text:list-item>
          <text:p text:style-name="P179">ErezYalon </text:p>
        </text:list-item>
        <text:list-item>
          <text:p text:style-name="P179">flascelles </text:p>
        </text:list-item>
        <text:list-item>
          <text:p text:style-name="P179">IgorSasovets </text:p>
        </text:list-item>
        <text:list-item>
          <text:p text:style-name="P179">Inonshk </text:p>
        </text:list-item>
        <text:list-item>
          <text:p text:style-name="P179">JonnySchnittger </text:p>
        </text:list-item>
        <text:list-item>
          <text:p text:style-name="P179">jmanico </text:p>
        </text:list-item>
        <text:list-item>
          <text:p text:style-name="P179">jmdx </text:p>
        </text:list-item>
        <text:list-item>
          <text:p text:style-name="P179">kozmic </text:p>
        </text:list-item>
        <text:list-item>
          <text:p text:style-name="P179">Matthieu Estrade </text:p>
        </text:list-item>
        <text:list-item>
          <text:p text:style-name="P179">PauloASilva </text:p>
        </text:list-item>
        <text:list-item>
          <text:p text:style-name="P179">pentagramz </text:p>
        </text:list-item>
        <text:list-item>
          <text:p text:style-name="P179">philippederyck </text:p>
        </text:list-item>
        <text:list-item>
          <text:p text:style-name="P179">pleothaud </text:p>
        </text:list-item>
        <text:list-item>
          <text:p text:style-name="P179">Sagar Popat </text:p>
        </text:list-item>
        <text:list-item>
          <text:p text:style-name="P179">Stephen Gates </text:p>
        </text:list-item>
        <text:list-item>
          <text:p text:style-name="P179">thomaskonrad </text:p>
        </text:list-item>
        <text:list-item>
          <text:p text:style-name="P154">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User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23T11:53:57.561008920</dc:date>
    <dc:creator>Paulo Silva</dc:creator>
    <meta:editing-duration>PT10H32M37S</meta:editing-duration>
    <meta:editing-cycles>124</meta:editing-cycles>
    <meta:generator>LibreOffice/6.1.6.3$Linux_X86_64 LibreOffice_project/10$Build-3</meta:generator>
    <meta:document-statistic meta:table-count="15" meta:image-count="1" meta:object-count="0" meta:page-count="31" meta:paragraph-count="588" meta:word-count="8142" meta:character-count="53947" meta:non-whitespace-character-count="46232"/>
  </office:meta>
</office:document-meta>
</file>